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Text_20_body" style:list-style-name="L1"/>
    <style:style style:name="P4" style:family="paragraph" style:parent-style-name="Heading_20_2">
      <style:text-properties fo:font-size="12pt" fo:font-weight="bold" officeooo:paragraph-rsid="000de2e8" style:font-size-asian="12pt" style:font-weight-asian="bold" style:font-size-complex="12pt" style:font-weight-complex="bold"/>
    </style:style>
    <style:style style:name="P5" style:family="paragraph" style:parent-style-name="Text_20_body">
      <style:text-properties fo:font-weight="normal" officeooo:paragraph-rsid="000de2e8" style:font-weight-asian="normal" style:font-weight-complex="normal"/>
    </style:style>
    <style:style style:name="P6" style:family="paragraph" style:parent-style-name="Text_20_body" style:list-style-name="L2">
      <style:text-properties fo:font-weight="normal" style:font-weight-asian="normal" style:font-weight-complex="normal"/>
    </style:style>
    <style:style style:name="P7" style:family="paragraph" style:parent-style-name="Text_20_body" style:list-style-name="L2">
      <style:text-properties fo:font-weight="normal" officeooo:paragraph-rsid="000de2e8" style:font-weight-asian="normal" style:font-weight-complex="normal"/>
    </style:style>
    <style:style style:name="P8" style:family="paragraph" style:parent-style-name="Text_20_body">
      <style:text-properties officeooo:paragraph-rsid="000de2e8"/>
    </style:style>
    <style:style style:name="P9" style:family="paragraph" style:parent-style-name="Text_20_body">
      <style:text-properties fo:font-size="12pt" fo:font-weight="bold" officeooo:rsid="000de2e8" officeooo:paragraph-rsid="000de2e8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size="12pt" fo:font-weight="normal" officeooo:rsid="000de2e8" officeooo:paragraph-rsid="000de2e8" style:font-size-asian="12pt" style:font-weight-asian="normal" style:font-size-complex="12pt" style:font-weight-complex="normal"/>
    </style:style>
    <style:style style:name="P11" style:family="paragraph" style:parent-style-name="Text_20_body" style:list-style-name="L3">
      <style:text-properties officeooo:paragraph-rsid="000de2e8"/>
    </style:style>
    <style:style style:name="P12" style:family="paragraph" style:parent-style-name="Heading_20_2">
      <style:text-properties fo:font-weight="normal" officeooo:paragraph-rsid="000de2e8" style:font-weight-asian="normal" style:font-weight-complex="normal"/>
    </style:style>
    <style:style style:name="P1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de2e8"/>
    </style:style>
    <style:style style:name="T3" style:family="text">
      <style:text-properties fo:font-weight="normal" officeooo:rsid="000de2e8" style:font-weight-asian="normal" style:font-weight-complex="normal"/>
    </style:style>
    <style:style style:name="T4" style:family="text">
      <style:text-properties fo:font-weight="normal" officeooo:rsid="000de2e8" style:font-size-asian="12pt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Short Answer</text:h>
      <text:p text:style-name="Text_20_body"><text:span text:style-name="T1">Answer each question in </text:span><text:span text:style-name="Strong_20_Emphasis"><text:span text:style-name="T1">3–5 complete sentences</text:span></text:span><text:span text:style-name="T1">.</text:span></text:p>
      <text:list text:style-name="L1">
        <text:list-item>
          <text:p text:style-name="P2">Why are digital forensic reports important in both investigations and court proceedings?</text:p>
        </text:list-item>
        <text:list-item>
          <text:p text:style-name="P3"><text:span text:style-name="T1">What are the main differences between a </text:span><text:span text:style-name="Strong_20_Emphasis"><text:span text:style-name="T1">fact witness</text:span></text:span><text:span text:style-name="T1"> and an </text:span><text:span text:style-name="Strong_20_Emphasis"><text:span text:style-name="T1">expert witness</text:span></text:span><text:span text:style-name="T1">? Provide one example for each.</text:span></text:p>
        </text:list-item>
        <text:list-item>
          <text:p text:style-name="P3"><text:span text:style-name="T1">List and briefly explain three essential sections that should be included in a </text:span><text:span text:style-name="Strong_20_Emphasis"><text:span text:style-name="T1">complex forensic report</text:span></text:span><text:span text:style-name="T1">.</text:span></text:p>
        </text:list-item>
        <text:list-item>
          <text:p text:style-name="P3"><text:span text:style-name="T1">What steps should a forensic examiner take to </text:span><text:span text:style-name="Strong_20_Emphasis"><text:span text:style-name="T1">prepare for cross-examination</text:span></text:span><text:span text:style-name="T1"> in court?</text:span></text:p>
        </text:list-item>
      </text:list>
      <text:h text:style-name="P4" text:outline-level="2">Application Scenarios</text:h>
      <text:p text:style-name="P5"><text:span text:style-name="T2">1. </text:span>Imagine you have been asked to write a digital forensic report after examining a compromised workstation. Create a brief <text:span text:style-name="Strong_20_Emphasis"><text:span text:style-name="T1">outline</text:span></text:span> (bullet points only) of what your report would look like. Include at least:</text:p>
      <text:list text:style-name="L2">
        <text:list-item>
          <text:p text:style-name="P6">Abstract/Summary</text:p>
        </text:list-item>
        <text:list-item>
          <text:p text:style-name="P6">Body sections (with at least two subsections)</text:p>
        </text:list-item>
        <text:list-item>
          <text:p text:style-name="P6">Conclusion</text:p>
        </text:list-item>
        <text:list-item>
          <text:p text:style-name="P7">Appendices</text:p>
        </text:list-item>
      </text:list>
      <text:p text:style-name="P8"><text:span text:style-name="Strong_20_Emphasis"><text:span text:style-name="T3">2. </text:span></text:span><text:span text:style-name="T1">Your attorney is preparing you for testimony as an expert witness. Write </text:span><text:span text:style-name="Strong_20_Emphasis"><text:span text:style-name="T1">five questions</text:span></text:span><text:span text:style-name="T1"> the attorney might ask you to establish your credibility (voir dire). Then, write a </text:span><text:span text:style-name="Strong_20_Emphasis"><text:span text:style-name="T1">short sample answer</text:span></text:span><text:span text:style-name="T1"> for each.</text:span></text:p>
      <text:p text:style-name="P9">Case Scenario</text:p>
      <text:p text:style-name="P10">Read the following scenario and answer the questions below:</text:p>
      <text:p text:style-name="P8"><text:span text:style-name="T4">You are a digital forensic examiner hired to investigate a suspected intellectual property theft. You discover an </text:span><text:span text:style-name="Strong_20_Emphasis"><text:span text:style-name="T4">Autorun.inf file</text:span></text:span><text:span text:style-name="T4"> on a removable drive that suggests sensitive files were copied without authorization. The attorney wants you to provide a preliminary report and prepare for testimony.</text:span></text:p>
      <text:list text:style-name="L3">
        <text:list-item>
          <text:p text:style-name="P11"><text:span text:style-name="T4">Write </text:span><text:span text:style-name="Strong_20_Emphasis"><text:span text:style-name="T4">two–three sentences</text:span></text:span><text:span text:style-name="T4"> that could appear in your preliminary report summary.</text:span></text:p>
        </text:list-item>
        <text:list-item>
          <text:p text:style-name="P11"><text:span text:style-name="T4">Identify whether your role in court would most likely be as a </text:span><text:span text:style-name="Strong_20_Emphasis"><text:span text:style-name="T4">fact witness</text:span></text:span><text:span text:style-name="T4"> or an </text:span><text:span text:style-name="Strong_20_Emphasis"><text:span text:style-name="T4">expert witness</text:span></text:span><text:span text:style-name="T4">, and explain why.</text:span></text:p>
        </text:list-item>
      </text:list>
      <text:h text:style-name="P12" text:outline-level="2"><text:s/></text:h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b8742" officeooo:paragraph-rsid="000b8742"/>
    </style:style>
    <style:style style:name="MT1" style:family="text">
      <style:text-properties officeooo:rsid="000f95d9"/>
    </style:style>
    <style:style style:name="MT2" style:family="text">
      <style:text-properties officeooo:rsid="000de2e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OMPSFI 202</text:p>
        <text:p text:style-name="MP1">Homework <text:span text:style-name="MT1">2</text:span></text:p>
        <text:p text:style-name="MP1">Due Date: 09/0<text:span text:style-name="MT2">4</text:span>/2025 @ 11:59pm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15:37:27.397906048</meta:creation-date>
    <dc:date>2025-08-28T02:02:29.961071724</dc:date>
    <meta:editing-duration>PT19M20S</meta:editing-duration>
    <meta:editing-cycles>4</meta:editing-cycles>
    <meta:generator>LibreOffice/25.2.5.2$Linux_X86_64 LibreOffice_project/fb4792146257752f54eab576deb869869b108571</meta:generator>
    <meta:print-date>2025-08-28T01:58:09.580652963</meta:print-date>
    <meta:printed-by>PDF files</meta:printed-by>
    <meta:document-statistic meta:table-count="0" meta:image-count="0" meta:object-count="0" meta:page-count="1" meta:paragraph-count="22" meta:word-count="256" meta:character-count="1583" meta:non-whitespace-character-count="1359"/>
  </office:meta>
</office:document-meta>
</file>